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5pt" style:font-size-asian="15pt" style:font-size-complex="15pt"/>
    </style:style>
    <style:style style:name="P2" style:parent-style-name="Normal" style:family="paragraph">
      <style:text-properties fo:color="#FF0000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Normal" style:family="paragraph">
      <style:text-properties fo:color="#FF0000"/>
    </style:style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</office:automatic-styles>
  <office:body>
    <office:text text:use-soft-page-breaks="true">
      <text:p text:style-name="P1">BDD</text:p>
      <text:p text:style-name="P2">Table :<text:s/></text:p>
      <text:list text:style-name="LFO1" text:continue-numbering="true">
        <text:list-item>
          <text:p text:style-name="P3">Refugié</text:p>
        </text:list-item>
        <text:list-item>
          <text:p text:style-name="P4">Camp</text:p>
        </text:list-item>
      </text:list>
      <text:p text:style-name="P5">Règle de gestion :</text:p>
      <text:list text:style-name="LFO1" text:continue-numbering="true">
        <text:list-item>
          <text:p text:style-name="P6">Un camp contient plusieurs refugiés &lt;=&gt; un refugiés appartient à un seul camp.</text:p>
        </text:list-item>
        <text:list-item>
          <text:p text:style-name="P7">Un camp contient<text:s/>plusieurs magasiniers &lt;=&gt; un magasinier appartient à un seul camp.</text:p>
        </text:list-item>
        <text:list-item>
          <text:p text:style-name="P8">Un camp a un seul stock &lt;=&gt; Un stock appartient à un seul camp.<text:s/></text:p>
        </text:list-item>
        <text:list-item>
          <text:p text:style-name="P9">Un camp contient plusieurs agents &lt;=&gt; un agent appartient à un seul camp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Yu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er lakraa</meta:initial-creator>
    <dc:creator>LAKRAA Omer</dc:creator>
    <meta:creation-date>2017-09-25T19:08:00Z</meta:creation-date>
    <dc:date>2017-11-25T12:50:00Z</dc:date>
    <meta:template xlink:href="Normal.dotm" xlink:type="simple"/>
    <meta:editing-cycles>18</meta:editing-cycles>
    <meta:editing-duration>PT3000S</meta:editing-duration>
    <meta:document-statistic meta:page-count="1" meta:paragraph-count="1" meta:word-count="53" meta:character-count="347" meta:row-count="2" meta:non-whitespace-character-count="295"/>
  </office:meta>
</office:document-meta>
</file>